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eak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2" calcext:value-type="float">
            <text:p>2.7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02.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table:formula="of:=ROUND(([.B3]+[.B18]+[.B33])/3;2)" office:value-type="float" office:value="2.71" calcext:value-type="float">
            <text:p>2.71</text:p>
          </table:table-cell>
          <table:table-cell table:formula="of:=(MAX([.B3];[.B18];[.B33]) - MIN([.B3];[.B18];[.B33]) )/2" office:value-type="float" office:value="0.01" calcext:value-type="float">
            <text:p>0.01</text:p>
          </table:table-cell>
          <table:table-cell table:formula="of:=ROUND(([.C3]+[.C18]+[.C33])/3;2)" office:value-type="float" office:value="0.12" calcext:value-type="float">
            <text:p>0.12</text:p>
          </table:table-cell>
          <table:table-cell table:formula="of:=(MAX([.C3];[.C18];[.C33]) - MIN([.C3];[.C18];[.C33]) )/2" office:value-type="float" office:value="0.005" calcext:value-type="float">
            <text:p>0.005</text:p>
          </table:table-cell>
          <table:table-cell table:formula="of:=ROUND(([.G3]+[.G18]+[.G33])/3;2)" office:value-type="float" office:value="2.9" calcext:value-type="float">
            <text:p>2.9</text:p>
          </table:table-cell>
          <table:table-cell table:formula="of:=(MAX([.G3];[.G18];[.G33]) - MIN([.G3];[.G18];[.G33]) )/2" office:value-type="float" office:value="0.0250000000000001" calcext:value-type="float">
            <text:p>0.025</text:p>
          </table:table-cell>
          <table:table-cell table:formula="of:=ROUND(([.E3]+[.E18]+[.E33])/3;2)" office:value-type="float" office:value="97.33" calcext:value-type="float">
            <text:p>97.33</text:p>
          </table:table-cell>
          <table:table-cell table:formula="of:=(MAX([.E3];[.E18];[.E33]) - MIN([.E3];[.E18];[.E33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.76" calcext:value-type="float">
            <text:p>10.7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:02.9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.94" calcext:value-type="float">
            <text:p>2.94</text:p>
          </table:table-cell>
          <table:table-cell office:value-type="float" office:value="4" calcext:value-type="float">
            <text:p>4</text:p>
          </table:table-cell>
          <table:table-cell table:formula="of:=ROUND(([.B4]+[.B19]+[.B34])/3;2)" office:value-type="float" office:value="10.78" calcext:value-type="float">
            <text:p>10.78</text:p>
          </table:table-cell>
          <table:table-cell table:formula="of:=(MAX([.B4];[.B19];[.B34]) - MIN([.B4];[.B19];[.B34]) )/2" office:value-type="float" office:value="0.0200000000000005" calcext:value-type="float">
            <text:p>0.020000000000001</text:p>
          </table:table-cell>
          <table:table-cell table:formula="of:=ROUND(([.C4]+[.C19]+[.C34])/3;2)" office:value-type="float" office:value="0.55" calcext:value-type="float">
            <text:p>0.55</text:p>
          </table:table-cell>
          <table:table-cell table:formula="of:=(MAX([.C4];[.C19];[.C34]) - MIN([.C4];[.C19];[.C34]) )/2" office:value-type="float" office:value="0" calcext:value-type="float">
            <text:p>0</text:p>
          </table:table-cell>
          <table:table-cell table:formula="of:=ROUND(([.G4]+[.G19]+[.G34])/3;2)" office:value-type="float" office:value="2.95" calcext:value-type="float">
            <text:p>2.95</text:p>
          </table:table-cell>
          <table:table-cell table:formula="of:=(MAX([.G4];[.G19];[.G34]) - MIN([.G4];[.G19];[.G34]) )/2" office:value-type="float" office:value="0.00500000000000012" calcext:value-type="float">
            <text:p>0.005</text:p>
          </table:table-cell>
          <table:table-cell table:formula="of:=ROUND(([.E4]+[.E19]+[.E34])/3;2)" office:value-type="float" office:value="384" calcext:value-type="float">
            <text:p>384</text:p>
          </table:table-cell>
          <table:table-cell table:formula="of:=(MAX([.E4];[.E19];[.E34]) - MIN([.E4];[.E19];[.E34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.51" calcext:value-type="float">
            <text:p>21.5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/>0:02.9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.98" calcext:value-type="float">
            <text:p>2.98</text:p>
          </table:table-cell>
          <table:table-cell office:value-type="float" office:value="8" calcext:value-type="float">
            <text:p>8</text:p>
          </table:table-cell>
          <table:table-cell table:formula="of:=ROUND(([.B5]+[.B20]+[.B35])/3;2)" office:value-type="float" office:value="21.59" calcext:value-type="float">
            <text:p>21.59</text:p>
          </table:table-cell>
          <table:table-cell table:formula="of:=(MAX([.B5];[.B20];[.B35]) - MIN([.B5];[.B20];[.B35]) )/2" office:value-type="float" office:value="0.125" calcext:value-type="float">
            <text:p>0.125</text:p>
          </table:table-cell>
          <table:table-cell table:formula="of:=ROUND(([.C5]+[.C20]+[.C35])/3;2)" office:value-type="float" office:value="1.28" calcext:value-type="float">
            <text:p>1.28</text:p>
          </table:table-cell>
          <table:table-cell table:formula="of:=(MAX([.C5];[.C20];[.C35]) - MIN([.C5];[.C20];[.C35]) )/2" office:value-type="float" office:value="0.045" calcext:value-type="float">
            <text:p>0.045</text:p>
          </table:table-cell>
          <table:table-cell table:formula="of:=ROUND(([.G5]+[.G20]+[.G35])/3;2)" office:value-type="float" office:value="3" calcext:value-type="float">
            <text:p>3</text:p>
          </table:table-cell>
          <table:table-cell table:formula="of:=(MAX([.G5];[.G20];[.G35]) - MIN([.G5];[.G20];[.G35]) )/2" office:value-type="float" office:value="0.0249999999999999" calcext:value-type="float">
            <text:p>0.025</text:p>
          </table:table-cell>
          <table:table-cell table:formula="of:=ROUND(([.E5]+[.E20]+[.E35])/3;2)" office:value-type="float" office:value="761" calcext:value-type="float">
            <text:p>761</text:p>
          </table:table-cell>
          <table:table-cell table:formula="of:=(MAX([.E5];[.E20];[.E35]) - MIN([.E5];[.E20];[.E35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.63" calcext:value-type="float">
            <text:p>32.6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0:03.0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.07" calcext:value-type="float">
            <text:p>3.07</text:p>
          </table:table-cell>
          <table:table-cell office:value-type="float" office:value="12" calcext:value-type="float">
            <text:p>12</text:p>
          </table:table-cell>
          <table:table-cell table:formula="of:=ROUND(([.B6]+[.B21]+[.B36])/3;2)" office:value-type="float" office:value="32.83" calcext:value-type="float">
            <text:p>32.83</text:p>
          </table:table-cell>
          <table:table-cell table:formula="of:=(MAX([.B6];[.B21];[.B36]) - MIN([.B6];[.B21];[.B36]) )/2" office:value-type="float" office:value="0.434999999999999" calcext:value-type="float">
            <text:p>0.434999999999999</text:p>
          </table:table-cell>
          <table:table-cell table:formula="of:=ROUND(([.C6]+[.C21]+[.C36])/3;2)" office:value-type="float" office:value="2.17" calcext:value-type="float">
            <text:p>2.17</text:p>
          </table:table-cell>
          <table:table-cell table:formula="of:=(MAX([.C6];[.C21];[.C36]) - MIN([.C6];[.C21];[.C36]) )/2" office:value-type="float" office:value="0.0700000000000001" calcext:value-type="float">
            <text:p>0.07</text:p>
          </table:table-cell>
          <table:table-cell table:formula="of:=ROUND(([.G6]+[.G21]+[.G36])/3;2)" office:value-type="float" office:value="3.09" calcext:value-type="float">
            <text:p>3.09</text:p>
          </table:table-cell>
          <table:table-cell table:formula="of:=(MAX([.G6];[.G21];[.G36]) - MIN([.G6];[.G21];[.G36]) )/2" office:value-type="float" office:value="0.04" calcext:value-type="float">
            <text:p>0.04</text:p>
          </table:table-cell>
          <table:table-cell table:formula="of:=ROUND(([.E6]+[.E21]+[.E36])/3;2)" office:value-type="float" office:value="1131.33" calcext:value-type="float">
            <text:p>1131.33</text:p>
          </table:table-cell>
          <table:table-cell table:formula="of:=(MAX([.E6];[.E21];[.E36]) - MIN([.E6];[.E21];[.E36]) )/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.93" calcext:value-type="float">
            <text:p>43.93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0:03.14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3.14" calcext:value-type="float">
            <text:p>3.14</text:p>
          </table:table-cell>
          <table:table-cell office:value-type="float" office:value="16" calcext:value-type="float">
            <text:p>16</text:p>
          </table:table-cell>
          <table:table-cell table:formula="of:=ROUND(([.B7]+[.B22]+[.B37])/3;2)" office:value-type="float" office:value="44.04" calcext:value-type="float">
            <text:p>44.04</text:p>
          </table:table-cell>
          <table:table-cell table:formula="of:=(MAX([.B7];[.B22];[.B37]) - MIN([.B7];[.B22];[.B37]) )/2" office:value-type="float" office:value="0.135000000000002" calcext:value-type="float">
            <text:p>0.135000000000002</text:p>
          </table:table-cell>
          <table:table-cell table:formula="of:=ROUND(([.C7]+[.C22]+[.C37])/3;2)" office:value-type="float" office:value="3.26" calcext:value-type="float">
            <text:p>3.26</text:p>
          </table:table-cell>
          <table:table-cell table:formula="of:=(MAX([.C7];[.C22];[.C37]) - MIN([.C7];[.C22];[.C37]) )/2" office:value-type="float" office:value="0.0249999999999999" calcext:value-type="float">
            <text:p>0.025</text:p>
          </table:table-cell>
          <table:table-cell table:formula="of:=ROUND(([.G7]+[.G22]+[.G37])/3;2)" office:value-type="float" office:value="3.15" calcext:value-type="float">
            <text:p>3.15</text:p>
          </table:table-cell>
          <table:table-cell table:formula="of:=(MAX([.G7];[.G22];[.G37]) - MIN([.G7];[.G22];[.G37]) )/2" office:value-type="float" office:value="0.01" calcext:value-type="float">
            <text:p>0.01</text:p>
          </table:table-cell>
          <table:table-cell table:formula="of:=ROUND(([.E7]+[.E22]+[.E37])/3;2)" office:value-type="float" office:value="1498.33" calcext:value-type="float">
            <text:p>1498.33</text:p>
          </table:table-cell>
          <table:table-cell table:formula="of:=(MAX([.E7];[.E22];[.E37]) - MIN([.E7];[.E22];[.E37]) )/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5.8" calcext:value-type="float">
            <text:p>55.8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<text:s/>0:03.24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3.24" calcext:value-type="float">
            <text:p>3.24</text:p>
          </table:table-cell>
          <table:table-cell office:value-type="float" office:value="20" calcext:value-type="float">
            <text:p>20</text:p>
          </table:table-cell>
          <table:table-cell table:formula="of:=ROUND(([.B8]+[.B23]+[.B38])/3;2)" office:value-type="float" office:value="55.66" calcext:value-type="float">
            <text:p>55.66</text:p>
          </table:table-cell>
          <table:table-cell table:formula="of:=(MAX([.B8];[.B23];[.B38]) - MIN([.B8];[.B23];[.B38]) )/2" office:value-type="float" office:value="0.119999999999997" calcext:value-type="float">
            <text:p>0.119999999999997</text:p>
          </table:table-cell>
          <table:table-cell table:formula="of:=ROUND(([.C8]+[.C23]+[.C38])/3;2)" office:value-type="float" office:value="4.5" calcext:value-type="float">
            <text:p>4.5</text:p>
          </table:table-cell>
          <table:table-cell table:formula="of:=(MAX([.C8];[.C23];[.C38]) - MIN([.C8];[.C23];[.C38]) )/2" office:value-type="float" office:value="0.0600000000000001" calcext:value-type="float">
            <text:p>0.06</text:p>
          </table:table-cell>
          <table:table-cell table:formula="of:=ROUND(([.G8]+[.G23]+[.G38])/3;2)" office:value-type="float" office:value="3.23" calcext:value-type="float">
            <text:p>3.23</text:p>
          </table:table-cell>
          <table:table-cell table:formula="of:=(MAX([.G8];[.G23];[.G38]) - MIN([.G8];[.G23];[.G38]) )/2" office:value-type="float" office:value="0.00999999999999979" calcext:value-type="float">
            <text:p>0.01</text:p>
          </table:table-cell>
          <table:table-cell table:formula="of:=ROUND(([.E8]+[.E23]+[.E38])/3;2)" office:value-type="float" office:value="1858.67" calcext:value-type="float">
            <text:p>1858.67</text:p>
          </table:table-cell>
          <table:table-cell table:formula="of:=(MAX([.E8];[.E23];[.E38]) - MIN([.E8];[.E23];[.E38]) )/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7.81" calcext:value-type="float">
            <text:p>67.81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<text:s/>0:03.34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3.34" calcext:value-type="float">
            <text:p>3.34</text:p>
          </table:table-cell>
          <table:table-cell office:value-type="float" office:value="24" calcext:value-type="float">
            <text:p>24</text:p>
          </table:table-cell>
          <table:table-cell table:formula="of:=ROUND(([.B9]+[.B24]+[.B39])/3;2)" office:value-type="float" office:value="67.66" calcext:value-type="float">
            <text:p>67.66</text:p>
          </table:table-cell>
          <table:table-cell table:formula="of:=(MAX([.B9];[.B24];[.B39]) - MIN([.B9];[.B24];[.B39]) )/2" office:value-type="float" office:value="0.160000000000004" calcext:value-type="float">
            <text:p>0.160000000000004</text:p>
          </table:table-cell>
          <table:table-cell table:formula="of:=ROUND(([.C9]+[.C24]+[.C39])/3;2)" office:value-type="float" office:value="5.99" calcext:value-type="float">
            <text:p>5.99</text:p>
          </table:table-cell>
          <table:table-cell table:formula="of:=(MAX([.C9];[.C24];[.C39]) - MIN([.C9];[.C24];[.C39]) )/2" office:value-type="float" office:value="0.0750000000000002" calcext:value-type="float">
            <text:p>0.075</text:p>
          </table:table-cell>
          <table:table-cell table:formula="of:=ROUND(([.G9]+[.G24]+[.G39])/3;2)" office:value-type="float" office:value="3.33" calcext:value-type="float">
            <text:p>3.33</text:p>
          </table:table-cell>
          <table:table-cell table:formula="of:=(MAX([.G9];[.G24];[.G39]) - MIN([.G9];[.G24];[.G39]) )/2" office:value-type="float" office:value="0.01" calcext:value-type="float">
            <text:p>0.01</text:p>
          </table:table-cell>
          <table:table-cell table:formula="of:=ROUND(([.E9]+[.E24]+[.E39])/3;2)" office:value-type="float" office:value="2206" calcext:value-type="float">
            <text:p>2206</text:p>
          </table:table-cell>
          <table:table-cell table:formula="of:=(MAX([.E9];[.E24];[.E39]) - MIN([.E9];[.E24];[.E39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5.24" calcext:value-type="float">
            <text:p>85.24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<text:s/>0:03.66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3.66" calcext:value-type="float">
            <text:p>3.66</text:p>
          </table:table-cell>
          <table:table-cell office:value-type="float" office:value="28" calcext:value-type="float">
            <text:p>28</text:p>
          </table:table-cell>
          <table:table-cell table:formula="of:=ROUND(([.B10]+[.B25]+[.B40])/3;2)" office:value-type="float" office:value="95.83" calcext:value-type="float">
            <text:p>95.83</text:p>
          </table:table-cell>
          <table:table-cell table:formula="of:=(MAX([.B10];[.B25];[.B40]) - MIN([.B10];[.B25];[.B40]) )/2" office:value-type="float" office:value="15.455" calcext:value-type="float">
            <text:p>15.455</text:p>
          </table:table-cell>
          <table:table-cell table:formula="of:=ROUND(([.C10]+[.C25]+[.C40])/3;2)" office:value-type="float" office:value="8.34" calcext:value-type="float">
            <text:p>8.34</text:p>
          </table:table-cell>
          <table:table-cell table:formula="of:=(MAX([.C10];[.C25];[.C40]) - MIN([.C10];[.C25];[.C40]) )/2" office:value-type="float" office:value="0.115" calcext:value-type="float">
            <text:p>0.115</text:p>
          </table:table-cell>
          <table:table-cell table:formula="of:=ROUND(([.G10]+[.G25]+[.G40])/3;2)" office:value-type="float" office:value="4.14" calcext:value-type="float">
            <text:p>4.14</text:p>
          </table:table-cell>
          <table:table-cell table:formula="of:=(MAX([.G10];[.G25];[.G40]) - MIN([.G10];[.G25];[.G40]) )/2" office:value-type="float" office:value="0.7" calcext:value-type="float">
            <text:p>0.7</text:p>
          </table:table-cell>
          <table:table-cell table:formula="of:=ROUND(([.E10]+[.E25]+[.E40])/3;2)" office:value-type="float" office:value="2519.67" calcext:value-type="float">
            <text:p>2519.67</text:p>
          </table:table-cell>
          <table:table-cell table:formula="of:=(MAX([.E10];[.E25];[.E40]) - MIN([.E10];[.E25];[.E40]) )/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<text:s/>0:03.87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3.87" calcext:value-type="float">
            <text:p>3.87</text:p>
          </table:table-cell>
          <table:table-cell office:value-type="float" office:value="32" calcext:value-type="float">
            <text:p>32</text:p>
          </table:table-cell>
          <table:table-cell table:formula="of:=ROUND(([.B11]+[.B26]+[.B41])/3;2)" office:value-type="float" office:value="100" calcext:value-type="float">
            <text:p>100</text:p>
          </table:table-cell>
          <table:table-cell table:formula="of:=(MAX([.B11];[.B26];[.B41]) - MIN([.B11];[.B26];[.B41]) )/2" office:value-type="float" office:value="1.13" calcext:value-type="float">
            <text:p>1.13</text:p>
          </table:table-cell>
          <table:table-cell table:formula="of:=ROUND(([.C11]+[.C26]+[.C41])/3;2)" office:value-type="float" office:value="10.58" calcext:value-type="float">
            <text:p>10.58</text:p>
          </table:table-cell>
          <table:table-cell table:formula="of:=(MAX([.C11];[.C26];[.C41]) - MIN([.C11];[.C26];[.C41]) )/2" office:value-type="float" office:value="0.115" calcext:value-type="float">
            <text:p>0.115</text:p>
          </table:table-cell>
          <table:table-cell table:formula="of:=ROUND(([.G11]+[.G26]+[.G41])/3;2)" office:value-type="float" office:value="3.82" calcext:value-type="float">
            <text:p>3.82</text:p>
          </table:table-cell>
          <table:table-cell table:formula="of:=(MAX([.G11];[.G26];[.G41]) - MIN([.G11];[.G26];[.G41]) )/2" office:value-type="float" office:value="0.0550000000000004" calcext:value-type="float">
            <text:p>0.055</text:p>
          </table:table-cell>
          <table:table-cell table:formula="of:=ROUND(([.E11]+[.E26]+[.E41])/3;2)" office:value-type="float" office:value="2890.33" calcext:value-type="float">
            <text:p>2890.33</text:p>
          </table:table-cell>
          <table:table-cell table:formula="of:=(MAX([.E11];[.E26];[.E41]) - MIN([.E11];[.E26];[.E41]) )/2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3.16" calcext:value-type="float">
            <text:p>113.16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<text:s/>0:03.90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3.9" calcext:value-type="float">
            <text:p>3.9</text:p>
          </table:table-cell>
          <table:table-cell office:value-type="float" office:value="36" calcext:value-type="float">
            <text:p>36</text:p>
          </table:table-cell>
          <table:table-cell table:formula="of:=ROUND(([.B12]+[.B27]+[.B42])/3;2)" office:value-type="float" office:value="113.42" calcext:value-type="float">
            <text:p>113.42</text:p>
          </table:table-cell>
          <table:table-cell table:formula="of:=(MAX([.B12];[.B27];[.B42]) - MIN([.B12];[.B27];[.B42]) )/2" office:value-type="float" office:value="0.769999999999996" calcext:value-type="float">
            <text:p>0.769999999999996</text:p>
          </table:table-cell>
          <table:table-cell table:formula="of:=ROUND(([.C12]+[.C27]+[.C42])/3;2)" office:value-type="float" office:value="12.68" calcext:value-type="float">
            <text:p>12.68</text:p>
          </table:table-cell>
          <table:table-cell table:formula="of:=(MAX([.C12];[.C27];[.C42]) - MIN([.C12];[.C27];[.C42]) )/2" office:value-type="float" office:value="0.54" calcext:value-type="float">
            <text:p>0.54</text:p>
          </table:table-cell>
          <table:table-cell table:formula="of:=ROUND(([.G12]+[.G27]+[.G42])/3;2)" office:value-type="float" office:value="3.92" calcext:value-type="float">
            <text:p>3.92</text:p>
          </table:table-cell>
          <table:table-cell table:formula="of:=(MAX([.G12];[.G27];[.G42]) - MIN([.G12];[.G27];[.G42]) )/2" office:value-type="float" office:value="0.02" calcext:value-type="float">
            <text:p>0.02</text:p>
          </table:table-cell>
          <table:table-cell table:formula="of:=ROUND(([.E12]+[.E27]+[.E42])/3;2)" office:value-type="float" office:value="3209.67" calcext:value-type="float">
            <text:p>3209.67</text:p>
          </table:table-cell>
          <table:table-cell table:formula="of:=(MAX([.E12];[.E27];[.E42]) - MIN([.E12];[.E27];[.E42]) )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33.47" calcext:value-type="float">
            <text:p>133.47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<text:s/>0:04.23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4.23" calcext:value-type="float">
            <text:p>4.23</text:p>
          </table:table-cell>
          <table:table-cell office:value-type="float" office:value="40" calcext:value-type="float">
            <text:p>40</text:p>
          </table:table-cell>
          <table:table-cell table:formula="of:=ROUND(([.B13]+[.B28]+[.B43])/3;2)" office:value-type="float" office:value="130.07" calcext:value-type="float">
            <text:p>130.07</text:p>
          </table:table-cell>
          <table:table-cell table:formula="of:=(MAX([.B13];[.B28];[.B43]) - MIN([.B13];[.B28];[.B43]) )/2" office:value-type="float" office:value="2.63500000000001" calcext:value-type="float">
            <text:p>2.63500000000001</text:p>
          </table:table-cell>
          <table:table-cell table:formula="of:=ROUND(([.C13]+[.C28]+[.C43])/3;2)" office:value-type="float" office:value="15.9" calcext:value-type="float">
            <text:p>15.9</text:p>
          </table:table-cell>
          <table:table-cell table:formula="of:=(MAX([.C13];[.C28];[.C43]) - MIN([.C13];[.C28];[.C43]) )/2" office:value-type="float" office:value="0.515000000000001" calcext:value-type="float">
            <text:p>0.515000000000001</text:p>
          </table:table-cell>
          <table:table-cell table:formula="of:=ROUND(([.G13]+[.G28]+[.G43])/3;2)" office:value-type="float" office:value="4.15" calcext:value-type="float">
            <text:p>4.15</text:p>
          </table:table-cell>
          <table:table-cell table:formula="of:=(MAX([.G13];[.G28];[.G43]) - MIN([.G13];[.G28];[.G43]) )/2" office:value-type="float" office:value="0.0650000000000004" calcext:value-type="float">
            <text:p>0.065</text:p>
          </table:table-cell>
          <table:table-cell table:formula="of:=ROUND(([.E13]+[.E28]+[.E43])/3;2)" office:value-type="float" office:value="3510" calcext:value-type="float">
            <text:p>3510</text:p>
          </table:table-cell>
          <table:table-cell table:formula="of:=(MAX([.E13];[.E28];[.E43]) - MIN([.E13];[.E28];[.E43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3.46" calcext:value-type="float">
            <text:p>143.46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<text:s/>0:04.29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4.29" calcext:value-type="float">
            <text:p>4.29</text:p>
          </table:table-cell>
          <table:table-cell office:value-type="float" office:value="44" calcext:value-type="float">
            <text:p>44</text:p>
          </table:table-cell>
          <table:table-cell table:formula="of:=ROUND(([.B14]+[.B29]+[.B44])/3;2)" office:value-type="float" office:value="149.35" calcext:value-type="float">
            <text:p>149.35</text:p>
          </table:table-cell>
          <table:table-cell table:formula="of:=(MAX([.B14];[.B29];[.B44]) - MIN([.B14];[.B29];[.B44]) )/2" office:value-type="float" office:value="8.19499999999999" calcext:value-type="float">
            <text:p>8.19499999999999</text:p>
          </table:table-cell>
          <table:table-cell table:formula="of:=ROUND(([.C14]+[.C29]+[.C44])/3;2)" office:value-type="float" office:value="18.69" calcext:value-type="float">
            <text:p>18.69</text:p>
          </table:table-cell>
          <table:table-cell table:formula="of:=(MAX([.C14];[.C29];[.C44]) - MIN([.C14];[.C29];[.C44]) )/2" office:value-type="float" office:value="0.15" calcext:value-type="float">
            <text:p>0.15</text:p>
          </table:table-cell>
          <table:table-cell table:formula="of:=ROUND(([.G14]+[.G29]+[.G44])/3;2)" office:value-type="float" office:value="4.42" calcext:value-type="float">
            <text:p>4.42</text:p>
          </table:table-cell>
          <table:table-cell table:formula="of:=(MAX([.G14];[.G29];[.G44]) - MIN([.G14];[.G29];[.G44]) )/2" office:value-type="float" office:value="0.185" calcext:value-type="float">
            <text:p>0.185</text:p>
          </table:table-cell>
          <table:table-cell table:formula="of:=ROUND(([.E14]+[.E29]+[.E44])/3;2)" office:value-type="float" office:value="3797" calcext:value-type="float">
            <text:p>3797</text:p>
          </table:table-cell>
          <table:table-cell table:formula="of:=(MAX([.E14];[.E29];[.E44]) - MIN([.E14];[.E29];[.E44]) )/2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65.96" calcext:value-type="float">
            <text:p>165.96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<text:s/>0:04.66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4.66" calcext:value-type="float">
            <text:p>4.66</text:p>
          </table:table-cell>
          <table:table-cell office:value-type="float" office:value="48" calcext:value-type="float">
            <text:p>48</text:p>
          </table:table-cell>
          <table:table-cell table:formula="of:=ROUND(([.B15]+[.B30]+[.B45])/3;2)" office:value-type="float" office:value="162.11" calcext:value-type="float">
            <text:p>162.11</text:p>
          </table:table-cell>
          <table:table-cell table:formula="of:=(MAX([.B15];[.B30];[.B45]) - MIN([.B15];[.B30];[.B45]) )/2" office:value-type="float" office:value="4.28" calcext:value-type="float">
            <text:p>4.28</text:p>
          </table:table-cell>
          <table:table-cell table:formula="of:=ROUND(([.C15]+[.C30]+[.C45])/3;2)" office:value-type="float" office:value="21.78" calcext:value-type="float">
            <text:p>21.78</text:p>
          </table:table-cell>
          <table:table-cell table:formula="of:=(MAX([.C15];[.C30];[.C45]) - MIN([.C15];[.C30];[.C45]) )/2" office:value-type="float" office:value="0.925000000000001" calcext:value-type="float">
            <text:p>0.925000000000001</text:p>
          </table:table-cell>
          <table:table-cell table:formula="of:=ROUND(([.G15]+[.G30]+[.G45])/3;2)" office:value-type="float" office:value="4.54" calcext:value-type="float">
            <text:p>4.54</text:p>
          </table:table-cell>
          <table:table-cell table:formula="of:=(MAX([.G15];[.G30];[.G45]) - MIN([.G15];[.G30];[.G45]) )/2" office:value-type="float" office:value="0.115" calcext:value-type="float">
            <text:p>0.115</text:p>
          </table:table-cell>
          <table:table-cell table:formula="of:=ROUND(([.E15]+[.E30]+[.E45])/3;2)" office:value-type="float" office:value="4049" calcext:value-type="float">
            <text:p>4049</text:p>
          </table:table-cell>
          <table:table-cell table:formula="of:=(MAX([.E15];[.E30];[.E45]) - MIN([.E15];[.E30];[.E45]) )/2"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" calcext:value-type="float">
            <text:p>2.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0:02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.88" calcext:value-type="float">
            <text:p>2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.78" calcext:value-type="float">
            <text:p>10.7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:02.9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.95" calcext:value-type="float">
            <text:p>2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.75" calcext:value-type="float">
            <text:p>21.75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<text:s/>0:03.03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3.03" calcext:value-type="float">
            <text:p>3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.49" calcext:value-type="float">
            <text:p>32.49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<text:s/>0:03.06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3.06" calcext:value-type="float">
            <text:p>3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4.2" calcext:value-type="float">
            <text:p>44.2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<text:s/>0:03.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3.16" calcext:value-type="float">
            <text:p>3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5.56" calcext:value-type="float">
            <text:p>55.56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<text:s/>0:03.22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3.22" calcext:value-type="float">
            <text:p>3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7.49" calcext:value-type="float">
            <text:p>67.49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<text:s/>0:03.32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3.32" calcext:value-type="float">
            <text:p>3.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116.15" calcext:value-type="float">
            <text:p>116.15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0:05.06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5.06" calcext:value-type="float">
            <text:p>5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100.8" calcext:value-type="float">
            <text:p>100.8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<text:s/>0:03.83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3.83" calcext:value-type="float">
            <text:p>3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4.32" calcext:value-type="float">
            <text:p>114.3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<text:s/>0:03.93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3.93" calcext:value-type="float">
            <text:p>3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8.53" calcext:value-type="float">
            <text:p>128.53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<text:s/>0:04.13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4.13" calcext:value-type="float">
            <text:p>4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4.73" calcext:value-type="float">
            <text:p>144.73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<text:s/>0:04.30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4.3" calcext:value-type="float">
            <text:p>4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7.4" calcext:value-type="float">
            <text:p>157.4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<text:s/>0:04.43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4.43" calcext:value-type="float">
            <text:p>4.4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1" calcext:value-type="float">
            <text:p>2.7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02.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[.D33]*86400" office:value-type="float" office:value="2.9" calcext:value-type="float">
            <text:p>2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.8" calcext:value-type="float">
            <text:p>10.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:02.9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formula="of:=[.D34]*86400" office:value-type="float" office:value="2.95" calcext:value-type="float">
            <text:p>2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.5" calcext:value-type="float">
            <text:p>21.5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<text:s/>0:02.9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.99" calcext:value-type="float">
            <text:p>2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3.36" calcext:value-type="float">
            <text:p>33.36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<text:s/>0:03.14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3.14" calcext:value-type="float">
            <text:p>3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.99" calcext:value-type="float">
            <text:p>43.99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<text:s/>0:03.16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3.16" calcext:value-type="float">
            <text:p>3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5.63" calcext:value-type="float">
            <text:p>55.63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0:03.2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3.24" calcext:value-type="float">
            <text:p>3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7.68" calcext:value-type="float">
            <text:p>67.68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<text:s/>0:03.33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3.33" calcext:value-type="float">
            <text:p>3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6.09" calcext:value-type="float">
            <text:p>86.09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<text:s/>0:03.7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8.54" calcext:value-type="float">
            <text:p>98.54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<text:s/>0:03.7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3.76" calcext:value-type="float">
            <text:p>3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.78" calcext:value-type="float">
            <text:p>112.78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<text:s/>0:03.94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3.94" calcext:value-type="float">
            <text:p>3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8.2" calcext:value-type="float">
            <text:p>128.2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0:04.10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4.1" calcext:value-type="float">
            <text:p>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59.85" calcext:value-type="float">
            <text:p>159.8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<text:s/>0:04.66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4.66" calcext:value-type="float">
            <text:p>4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62.97" calcext:value-type="float">
            <text:p>162.97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<text:s/>0:04.52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4.52" calcext:value-type="float">
            <text:p>4.5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45:03.039343198</dc:date>
    <meta:editing-duration>PT41S</meta:editing-duration>
    <meta:editing-cycles>1</meta:editing-cycles>
    <meta:document-statistic meta:table-count="1" meta:cell-count="398" meta:object-count="0"/>
    <meta:generator>LibreOffice/7.0.2.2$Linux_X86_64 LibreOffice_project/00$Build-2</meta:generator>
  </office:meta>
</office:document-meta>
</file>